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9.149cm" table:align="left"/>
    </style:style>
    <style:style style:name="Tableau4.A" style:family="table-column">
      <style:table-column-properties style:column-width="0.506cm"/>
    </style:style>
    <style:style style:name="Tableau4.B" style:family="table-column">
      <style:table-column-properties style:column-width="7.116cm"/>
    </style:style>
    <style:style style:name="Tableau4.C" style:family="table-column">
      <style:table-column-properties style:column-width="0.762cm"/>
    </style:style>
    <style:style style:name="Tableau4.D" style:family="table-column">
      <style:table-column-properties style:column-width="0.766cm"/>
    </style:style>
    <style:style style:name="Tableau4.1" style:family="table-row">
      <style:table-row-properties style:row-height="1.7cm"/>
    </style:style>
    <style:style style:name="Tableau4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C1" style:family="table-cell">
      <style:table-cell-properties style:vertical-align="bottom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D1" style:family="table-cell">
      <style:table-cell-properties style:vertical-align="bottom" fo:background-color="#ecf191" fo:padding="0.097cm" fo:border="0.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none" fo:border-top="none" fo:border-bottom="0.5pt solid #000000"/>
    </style:style>
    <style:style style:name="Tableau4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none" fo:border-top="none" fo:border-bottom="0.5pt solid #000000"/>
    </style:style>
    <style:style style:name="Tableau4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none" fo:border-top="none" fo:border-bottom="0.5pt solid #000000"/>
    </style:style>
    <style:style style:name="Tableau4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5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none" fo:border-top="none" fo:border-bottom="0.5pt solid #000000"/>
    </style:style>
    <style:style style:name="Tableau4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none" fo:border-top="none" fo:border-bottom="0.5pt solid #000000"/>
    </style:style>
    <style:style style:name="Tableau4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.B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fo:padding="0.097cm" fo:border-left="0.5pt solid #000000" fo:border-right="none" fo:border-top="none" fo:border-bottom="0.5pt solid #000000"/>
    </style:style>
    <style:style style:name="Tableau4.D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paragraph-rsid="00203b1d"/>
    </style:style>
    <style:style style:name="P1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_5f_En-tête">
      <style:text-properties officeooo:paragraph-rsid="00203b1d"/>
    </style:style>
    <style:style style:name="P22" style:family="paragraph" style:parent-style-name="_5f_Paragraphe_20_livret_20_réponse_20_élève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3f7740"/>
    </style:style>
    <style:style style:name="P23" style:family="paragraph" style:parent-style-name="_5f_Paragraphe_20_livret_20_réponse_20_élève">
      <style:text-properties fo:color="#000000" style:font-name="OpenSymbol2" fo:font-size="10pt" fo:font-style="normal" style:text-underline-style="none" fo:font-weight="normal" officeooo:rsid="00178920" officeooo:paragraph-rsid="0030dec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2" fo:font-size="9pt" fo:letter-spacing="normal" fo:font-weight="bold" officeooo:paragraph-rsid="001f2761" style:font-size-asian="9pt" style:font-weight-asian="bold" style:font-size-complex="9pt" style:font-weight-complex="bold" style:text-rotation-angle="90" style:text-rotation-scale="line-height"/>
    </style:style>
    <style:style style:name="P26" style:family="paragraph" style:parent-style-name="_5f_Paragraphe_20_livret_20_réponse_20_élève">
      <style:paragraph-properties fo:margin-left="0cm" fo:margin-right="0cm" fo:margin-top="0.3cm" fo:margin-bottom="0cm" loext:contextual-spacing="false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1f2761"/>
    </style:style>
    <style:style style:name="P27" style:family="paragraph" style:parent-style-name="Standard">
      <style:paragraph-properties fo:margin-top="0.101cm" fo:margin-bottom="0cm" loext:contextual-spacing="false"/>
      <style:text-properties fo:color="#000000" style:font-name="Bitstream Vera Sans" fo:font-size="10pt" fo:font-style="normal" fo:font-weight="normal" officeooo:paragraph-rsid="00265ca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_5f_Paragraphe_20_livret_20_">
      <style:paragraph-properties fo:margin-top="0.101cm" fo:margin-bottom="0cm" loext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1f2761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10pt" style:text-rotation-angle="90" style:text-rotation-scale="line-height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2" fo:font-size="9pt" fo:font-weight="bold" officeooo:paragraph-rsid="001f2761" style:font-size-asian="9pt" style:font-weight-asian="bold" style:font-size-complex="9pt" style:font-weight-complex="bold" style:text-rotation-angle="90" style:text-rotation-scale="line-height"/>
    </style:style>
    <style:style style:name="P31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2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342d6d" style:font-size-asian="10pt" style:font-size-complex="10pt"/>
    </style:style>
    <style:style style:name="P33" style:family="paragraph" style:parent-style-name="FILET_5f_POINTILLES">
      <style:paragraph-properties fo:margin-top="0cm" fo:margin-bottom="0cm" loext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fo:font-weight="normal" officeooo:paragraph-rsid="00342d6d" style:font-size-asian="10pt" style:font-weight-asian="normal" style:font-size-complex="10pt" style:font-weight-complex="normal"/>
    </style:style>
    <style:style style:name="P34" style:family="paragraph" style:parent-style-name="_5f_Paragraphe_20_livret_20_réponse_20_élève">
      <style:paragraph-properties fo:margin-top="0cm" fo:margin-bottom="0cm" loext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style:font-name="Bitstream Vera Sans" officeooo:paragraph-rsid="003f7740"/>
    </style:style>
    <style:style style:name="P35" style:family="paragraph" style:parent-style-name="_5f_Paragraphe_20_livret_20_réponse_20_élève">
      <style:paragraph-properties fo:margin-top="0cm" fo:margin-bottom="0cm" loext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3f7740"/>
    </style:style>
    <style:style style:name="P36" style:family="paragraph" style:parent-style-name="Cours_5f_T2">
      <style:paragraph-properties fo:margin-top="0.199cm" fo:margin-bottom="0cm" loext:contextual-spacing="false"/>
    </style:style>
    <style:style style:name="P37" style:family="paragraph" style:parent-style-name="_5f_Paragraphe_20_livret_20_">
      <style:paragraph-properties fo:margin-top="0.199cm" fo:margin-bottom="0cm" loext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1f2761"/>
    </style:style>
    <style:style style:name="P38" style:family="paragraph" style:parent-style-name="_5f_Paragraphe_20_livret_20_réponse_20_élève">
      <style:paragraph-properties fo:margin-left="-0.005cm" fo:margin-right="-0.097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1f2761"/>
    </style:style>
    <style:style style:name="P39" style:family="paragraph" style:parent-style-name="_5f_Paragraphe_20_livret_20_réponse_20_élève">
      <style:paragraph-properties fo:margin-left="-0.005cm" fo:margin-right="-0.097cm" fo:text-align="end" style:justify-single-word="false" fo:text-indent="0cm" style:auto-text-indent="false"/>
      <style:text-properties fo:font-size="9pt" officeooo:paragraph-rsid="001f2761" style:font-size-asian="9pt" style:font-size-complex="9pt"/>
    </style:style>
    <style:style style:name="P40" style:family="paragraph" style:parent-style-name="_5f_Paragraphe_20_livret_20_réponse_20_élève">
      <style:paragraph-properties fo:margin-left="-0.005cm" fo:margin-right="-0.097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  <style:text-properties fo:font-size="9pt" officeooo:paragraph-rsid="001f2761" style:font-size-asian="9pt" style:font-size-complex="9pt"/>
    </style:style>
    <style:style style:name="P41" style:family="paragraph" style:parent-style-name="_5f_Paragraphe_20_livret_20_réponse_20_élève">
      <style:paragraph-properties fo:margin-left="-0.005cm" fo:margin-right="-0.097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  <style:text-properties fo:font-size="9pt" officeooo:paragraph-rsid="001f2761" style:font-size-asian="9pt" style:font-size-complex="9pt"/>
    </style:style>
    <style:style style:name="P42" style:family="paragraph" style:parent-style-name="_5f_Paragraphe_20_livret_20_réponse_20_élève">
      <style:paragraph-properties fo:margin-left="-0.005cm" fo:margin-right="-0.097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7.892cm" style:leader-style="dotted" style:leader-text="."/>
        </style:tab-stops>
      </style:paragraph-properties>
      <style:text-properties fo:font-size="9pt" style:text-underline-style="solid" style:text-underline-width="auto" style:text-underline-color="font-color" officeooo:paragraph-rsid="001f2761" style:font-size-asian="9pt" style:font-size-complex="9pt"/>
    </style:style>
    <style:style style:name="P43" style:family="paragraph" style:parent-style-name="_5f_Paragraphe_20_livret_20_réponse_20_élève">
      <style:paragraph-properties fo:margin-left="-0.005cm" fo:margin-right="-0.097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8.973cm" style:leader-style="dotted" style:leader-text="."/>
        </style:tab-stops>
      </style:paragraph-properties>
      <style:text-properties style:use-window-font-color="true" style:text-outline="false" style:font-name="Bitstream Vera Sans" fo:font-size="9pt" fo:font-style="normal" fo:text-shadow="none" style:text-underline-style="none" fo:font-weight="normal" officeooo:paragraph-rsid="001f2761" style:font-name-asian="Bitstream Vera Sans" style:font-size-asian="9pt" style:font-style-asian="normal" style:font-weight-asian="normal" style:font-name-complex="Bitstream Vera Sans" style:font-size-complex="9pt" style:font-style-complex="normal" style:font-weight-complex="normal"/>
    </style:style>
    <style:style style:name="P44" style:family="paragraph" style:parent-style-name="_5f_Paragraphe_20_livret_20_réponse_20_élève">
      <style:paragraph-properties fo:margin-top="0cm" fo:margin-bottom="0.199cm" loext:contextual-spacing="false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style:font-name="Bitstream Vera Sans" officeooo:paragraph-rsid="003f7740"/>
    </style:style>
    <style:style style:name="P45" style:family="paragraph" style:parent-style-name="_5f_Paragraphe_20_livret_20_">
      <style:paragraph-properties fo:margin-left="0cm" fo:margin-right="-0.097cm" fo:margin-top="0cm" fo:margin-bottom="0cm" loext:contextual-spacing="false" fo:line-height="100%" fo:text-align="center" style:justify-single-word="false" fo:text-indent="0cm" style:auto-text-indent="false"/>
      <style:text-properties fo:font-size="9pt" fo:letter-spacing="-0.014cm" officeooo:paragraph-rsid="001f2761" style:font-size-asian="9pt" style:font-size-complex="9pt"/>
    </style:style>
    <style:style style:name="P46" style:family="paragraph" style:parent-style-name="Exo_5f_Num">
      <style:paragraph-properties fo:margin-top="0.101cm" fo:margin-bottom="0.199cm" loext:contextual-spacing="false"/>
    </style:style>
    <style:style style:name="P47" style:family="paragraph" style:parent-style-name="Exo_5f_Num">
      <style:paragraph-properties fo:margin-top="0.4cm" fo:margin-bottom="0.101cm" loext:contextual-spacing="false"/>
    </style:style>
    <style:style style:name="P48" style:family="paragraph" style:parent-style-name="Exo_5f_Num">
      <style:paragraph-properties fo:margin-top="0.499cm" fo:margin-bottom="0.101cm" loext:contextual-spacing="false"/>
    </style:style>
    <style:style style:name="P49" style:family="paragraph" style:parent-style-name="Exo_5f_Num">
      <style:paragraph-properties fo:margin-top="0.499cm" fo:margin-bottom="0cm" loext:contextual-spacing="false"/>
    </style:style>
    <style:style style:name="P50" style:family="paragraph" style:parent-style-name="Exo_5f_Num">
      <style:paragraph-properties fo:margin-top="0.349cm" fo:margin-bottom="0.101cm" loext:contextual-spacing="false"/>
    </style:style>
    <style:style style:name="P51" style:family="paragraph" style:parent-style-name="Exo_5f_Num">
      <style:paragraph-properties fo:margin-top="0.349cm" fo:margin-bottom="0.101cm" loext:contextual-spacing="false"/>
      <style:text-properties fo:color="#d3802b" fo:font-weight="bold" style:font-weight-asian="bold" style:font-weight-complex="bold"/>
    </style:style>
    <style:style style:name="P52" style:family="paragraph" style:parent-style-name="FILET_5f_POINTILLES" style:list-style-name="_5f_Numérotation_20_des_20_exercices_20_livrets">
      <style:paragraph-properties fo:margin-top="0cm" fo:margin-bottom="0cm" loext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fo:font-weight="normal" officeooo:paragraph-rsid="00342d6d" style:font-size-asian="10pt" style:font-weight-asian="normal" style:font-size-complex="10pt" style:font-weight-complex="normal"/>
    </style:style>
    <style:style style:name="P53" style:family="paragraph" style:parent-style-name="Standard" style:list-style-name="liste_5f_abc">
      <style:paragraph-properties fo:line-height="0.43cm"/>
    </style:style>
    <style:style style:name="P54" style:family="paragraph" style:parent-style-name="Standard" style:list-style-name="liste_5f_abc">
      <style:paragraph-properties fo:margin-top="0.199cm" fo:margin-bottom="0cm" loext:contextual-spacing="false" fo:line-height="0.43cm" fo:text-align="start" style:justify-single-word="false"/>
    </style:style>
    <style:style style:name="P55" style:family="paragraph" style:parent-style-name="_5f_Paragraphe_20_livret_20_" style:list-style-name="liste_5f_abc">
      <style:paragraph-properties fo:margin-top="0cm" fo:margin-bottom="0cm" loext:contextual-spacing="false" fo:line-height="100%" fo:text-align="center" style:justify-single-word="false"/>
    </style:style>
    <style:style style:name="P56" style:family="paragraph" style:parent-style-name="_5f_Paragraphe_20_livret_20_" style:list-style-name="liste_5f_abc">
      <style:paragraph-properties fo:margin-top="0cm" fo:margin-bottom="0cm" loext:contextual-spacing="false"/>
      <style:text-properties officeooo:paragraph-rsid="001f2761"/>
    </style:style>
    <style:style style:name="P57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84a32"/>
    </style:style>
    <style:style style:name="P58" style:family="paragraph" style:parent-style-name="_5f_Paragraphe_20_livret_20_" style:list-style-name="liste_5f_abc">
      <style:paragraph-properties fo:margin-top="0.199cm" fo:margin-bottom="0cm" loext:contextual-spacing="false" fo:line-height="0.43cm"/>
      <style:text-properties officeooo:paragraph-rsid="001f2761"/>
    </style:style>
    <style:style style:name="P59" style:family="paragraph" style:parent-style-name="_5f_Paragraphe_20_livret_20_réponse_20_élève" style:list-style-name="liste_5f_abc">
      <style:text-properties officeooo:paragraph-rsid="001f2761"/>
    </style:style>
    <style:style style:name="P60" style:family="paragraph" style:parent-style-name="_5f_Paragraphe_20_livret_20_réponse_20_élève" style:list-style-name="liste_5f_abc">
      <style:paragraph-properties style:line-height-at-least="0.6cm"/>
      <style:text-properties officeooo:paragraph-rsid="002df91b"/>
    </style:style>
    <style:style style:name="P61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>
        <style:tab-stops>
          <style:tab-stop style:position="0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</style:style>
    <style:style style:name="P62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>
        <style:tab-stops>
          <style:tab-stop style:position="1.499cm" style:leader-style="dotted" style:leader-text="."/>
          <style:tab-stop style:position="2cm" style:leader-style="dotted" style:leader-text="."/>
          <style:tab-stop style:position="5.913cm" style:leader-style="dotted" style:leader-text="."/>
          <style:tab-stop style:position="8.999cm" style:type="right" style:leader-style="dotted" style:leader-text="."/>
        </style:tab-stops>
      </style:paragraph-properties>
    </style:style>
    <style:style style:name="P63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7.892cm" style:leader-style="dotted" style:leader-text="."/>
        </style:tab-stops>
      </style:paragraph-properties>
      <style:text-properties style:text-underline-style="solid" style:text-underline-width="auto" style:text-underline-color="font-color"/>
    </style:style>
    <style:style style:name="P64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center" style:justify-single-word="false">
        <style:tab-stops>
          <style:tab-stop style:position="2.499cm" style:leader-style="dotted" style:leader-text="."/>
          <style:tab-stop style:position="3.701cm" style:leader-style="dotted" style:leader-text="."/>
          <style:tab-stop style:position="4.533cm" style:leader-style="dotted" style:leader-text="."/>
          <style:tab-stop style:position="6.1cm" style:leader-style="dotted" style:leader-text="."/>
          <style:tab-stop style:position="8.973cm" style:leader-style="dotted" style:leader-text="."/>
        </style:tab-stops>
      </style:paragraph-properties>
      <style:text-properties style:use-window-font-color="true" style:text-outline="false" style:font-name="Bitstream Vera Sans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_5f_Paragraphe_20_livret_20_réponse_20_élève" style:list-style-name="_5f_Numérotation_20_des_20_exercices_20_livrets">
      <style:paragraph-properties fo:margin-left="-0.005cm" fo:margin-right="-0.097cm" fo:margin-top="0cm" fo:margin-bottom="0cm" loext:contextual-spacing="false" style:line-height-at-least="0.499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1f2761"/>
    </style:style>
    <style:style style:name="P66" style:family="paragraph" style:parent-style-name="_5f_Paragraphe_20_livret_20_réponse_20_élève" style:list-style-name="_5f_Numérotation_20_des_20_exercices_20_livrets">
      <style:paragraph-properties fo:margin-left="-0.005cm" fo:margin-right="-0.097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1f2761"/>
    </style:style>
    <style:style style:name="P67" style:family="paragraph" style:parent-style-name="_5f_Paragraphe_20_livret_20_réponse_20_élève" style:list-style-name="_5f_Numérotation_20_des_20_exercices_20_livrets">
      <style:paragraph-properties fo:margin-left="0cm" fo:margin-right="0cm" fo:text-align="justify" style:justify-single-word="false" fo:text-indent="0cm" style:auto-text-indent="false">
        <style:tab-stops>
          <style:tab-stop style:position="3cm" style:leader-style="dotted" style:leader-text="."/>
          <style:tab-stop style:position="8.999cm" style:type="right" style:leader-style="dotted" style:leader-text="."/>
        </style:tab-stops>
      </style:paragraph-properties>
      <style:text-properties officeooo:paragraph-rsid="001f2761"/>
    </style:style>
    <style:style style:name="P68" style:family="paragraph" style:parent-style-name="_5f_Pied_20_de_20_page" style:list-style-name="">
      <style:paragraph-properties fo:text-align="end" style:justify-single-word="false"/>
    </style:style>
    <style:style style:name="P69" style:family="paragraph" style:parent-style-name="_5f_Pied_20_de_20_page">
      <style:paragraph-properties fo:text-align="end" style:justify-single-word="false"/>
    </style:style>
    <style:style style:name="P70" style:family="paragraph" style:parent-style-name="_5f_Pied_20_de_20_page" style:list-style-name=""/>
    <style:style style:name="P7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7" fo:break-before="auto" fo:break-after="auto" style:shadow="none"/>
      <style:text-properties style:font-name="Bitstream Vera Sans" fo:font-size="10pt" fo:font-style="normal" fo:font-weight="bold" officeooo:rsid="00290c92" officeooo:paragraph-rsid="00265ca1" style:font-size-asian="10pt" style:font-style-asian="normal" style:font-weight-asian="bold" style:font-size-complex="10pt" style:font-style-complex="normal" style:font-weight-complex="bold"/>
    </style:style>
    <style:style style:name="P73" style:family="paragraph">
      <style:paragraph-properties fo:margin-top="0cm" fo:margin-bottom="0.199cm" fo:text-align="center" style:writing-mode="lr-tb"/>
    </style:style>
    <style:style style:name="P74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7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style:font-name="Bitstream Vera Sans" fo:font-size="16pt" fo:font-style="normal" fo:text-shadow="none" fo:font-weight="bold" officeooo:rsid="0042cd38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letter-spacing="-0.004cm" fo:font-weight="normal" style:font-name-asian="Times New Roman" style:font-weight-asian="normal" style:font-name-complex="Times New Roman"/>
    </style:style>
    <style:style style:name="T8" style:family="text">
      <style:text-properties fo:font-variant="normal" fo:text-transform="none" fo:letter-spacing="-0.004cm" fo:font-weight="normal" officeooo:rsid="0046958b" style:font-name-asian="Times New Roman" style:font-weight-asian="normal" style:font-name-complex="Times New Roman"/>
    </style:style>
    <style:style style:name="T9" style:family="text">
      <style:text-properties fo:font-variant="normal" fo:text-transform="none" fo:letter-spacing="-0.004cm" fo:font-weight="normal" style:font-weight-asian="normal"/>
    </style:style>
    <style:style style:name="T10" style:family="text">
      <style:text-properties fo:font-variant="normal" fo:text-transform="none" style:use-window-font-color="true" fo:letter-spacing="-0.004cm" officeooo:rsid="001e6871"/>
    </style:style>
    <style:style style:name="T11" style:family="text">
      <style:text-properties fo:font-variant="normal" fo:text-transform="none" style:use-window-font-color="true" fo:letter-spacing="-0.004cm" fo:language="en" fo:country="US" officeooo:rsid="0029f33e"/>
    </style:style>
    <style:style style:name="T12" style:family="text">
      <style:text-properties fo:font-variant="normal" fo:text-transform="none" style:use-window-font-color="true" fo:letter-spacing="-0.004cm" fo:language="en" fo:country="US" fo:font-weight="bold" officeooo:rsid="0029f33e" style:font-weight-asian="bold" style:font-weight-complex="bold"/>
    </style:style>
    <style:style style:name="T13" style:family="text">
      <style:text-properties fo:font-variant="normal" fo:text-transform="none" style:use-window-font-color="true" fo:letter-spacing="-0.004cm" fo:font-weight="bold" officeooo:rsid="001e6871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font-name="OpenSymbol" fo:letter-spacing="-0.004cm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15" style:family="text">
      <style:text-properties fo:font-variant="normal" fo:text-transform="none" style:font-name="OpenSymbol2" fo:letter-spacing="-0.004cm" fo:font-weight="normal" style:font-name-asian="OpenSymbol2" style:font-weight-asian="normal" style:font-name-complex="OpenSymbol2"/>
    </style:style>
    <style:style style:name="T16" style:family="text">
      <style:text-properties officeooo:rsid="0042cd38"/>
    </style:style>
    <style:style style:name="T17" style:family="text">
      <style:text-properties officeooo:rsid="000ed451"/>
    </style:style>
    <style:style style:name="T18" style:family="text">
      <style:text-properties officeooo:rsid="00203b1d"/>
    </style:style>
    <style:style style:name="T19" style:family="text">
      <style:text-properties fo:color="#000000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0" style:family="text">
      <style:text-properties fo:color="#000000" style:font-name="OpenSymbol2" fo:font-size="10pt" fo:font-style="normal" style:font-name-asian="OpenSymbol2" style:font-size-asian="10pt" style:font-style-asian="normal" style:font-name-complex="OpenSymbol2" style:font-size-complex="10pt" style:font-style-complex="normal" style:text-scale="100%"/>
    </style:style>
    <style:style style:name="T21" style:family="text">
      <style:text-properties fo:color="#000000" style:font-name="OpenSymbol2" fo:font-size="10pt" fo:letter-spacing="-0.007cm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2" style:family="text">
      <style:text-properties fo:color="#000000" fo:font-style="normal" style:font-style-asian="normal" style:font-style-complex="normal" style:text-scale="100%"/>
    </style:style>
    <style:style style:name="T23" style:family="text">
      <style:text-properties fo:color="#000000" style:font-name="Bitstream Vera Sans" fo:font-style="normal" style:font-style-asian="normal" style:font-style-complex="normal" style:text-scale="100%"/>
    </style:style>
    <style:style style:name="T24" style:family="text">
      <style:text-properties fo:color="#000000" style:font-name="Bitstream Vera Sans" fo:font-size="10pt" fo:font-style="normal" style:font-size-asian="10pt" style:font-style-asian="normal" style:font-size-complex="10pt" style:font-style-complex="normal" style:text-scale="100%"/>
    </style:style>
    <style:style style:name="T25" style:family="text">
      <style:text-properties fo:color="#000000" style:font-name="Bitstream Vera Sans" fo:font-size="10pt" fo:font-style="normal" style:text-underline-style="none" style:font-size-asian="10pt" style:font-style-asian="normal" style:font-size-complex="10pt" style:font-style-complex="normal" style:text-scale="100%"/>
    </style:style>
    <style:style style:name="T26" style:family="text">
      <style:text-properties fo:color="#000000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font-name="Bitstream Vera Sans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font-name="OpenSymbol1" fo:font-style="normal" style:font-style-asian="normal" style:font-style-complex="normal" style:text-scale="100%"/>
    </style:style>
    <style:style style:name="T29" style:family="text">
      <style:text-properties fo:color="#000000" style:font-name="OpenSymbol" fo:font-size="10pt" fo:font-style="normal" style:font-size-asian="10pt" style:font-style-asian="normal" style:font-size-complex="10pt" style:font-style-complex="normal" style:text-scale="100%"/>
    </style:style>
    <style:style style:name="T30" style:family="text">
      <style:text-properties fo:color="#000000" style:font-name="OpenSymbo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font-name="OpenSymbol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font-size-asian="10pt" style:font-style-asian="normal" style:font-size-complex="10pt" style:font-style-complex="normal" style:text-scale="100%"/>
    </style:style>
    <style:style style:name="T33" style:family="text">
      <style:text-properties fo:color="#000000" style:font-style-asian="normal" style:font-style-complex="normal" style:text-scale="100%"/>
    </style:style>
    <style:style style:name="T34" style:family="text">
      <style:text-properties fo:color="#000000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Bitstream Vera Sans"/>
    </style:style>
    <style:style style:name="T37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font-name="Bitstream Vera Sans" fo:font-size="10pt" fo:font-weight="normal" officeooo:rsid="004075f1" style:font-size-asian="10pt" style:font-weight-asian="normal" style:font-size-complex="10pt" style:font-weight-complex="normal"/>
    </style:style>
    <style:style style:name="T39" style:family="text">
      <style:text-properties style:font-name="Bitstream Vera Sans" fo:font-weight="normal" style:font-weight-asian="normal" style:font-weight-complex="normal"/>
    </style:style>
    <style:style style:name="T40" style:family="text">
      <style:text-properties style:use-window-font-color="true"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style:font-name="Bitstream Vera Sans" fo:font-size="10pt" fo:font-style="normal" style:font-size-asian="10pt" style:font-style-asian="normal" style:font-size-complex="10pt" style:font-style-complex="normal"/>
    </style:style>
    <style:style style:name="T42" style:family="text">
      <style:text-properties style:use-window-font-color="true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style:text-outline="false" style:font-name="Bitstream Vera Sans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style:use-window-font-color="true" style:text-outline="false" style:font-name="OpenSymbol" fo:font-style="normal" fo:text-shadow="none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style:use-window-font-color="true" style:text-outline="false" style:font-name="OpenSymbol2" fo:font-style="normal" fo:text-shadow="none" style:text-underline-style="none" fo:font-weight="normal" style:font-name-asian="OpenSymbol2" style:font-style-asian="normal" style:font-weight-asian="normal" style:font-name-complex="OpenSymbol2" style:font-style-complex="normal" style:font-weight-complex="normal"/>
    </style:style>
    <style:style style:name="T46" style:family="text">
      <style:text-properties style:use-window-font-color="true" fo:font-style="normal" style:font-style-asian="normal" style:font-style-complex="normal"/>
    </style:style>
    <style:style style:name="T47" style:family="text"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use-window-font-color="true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use-window-font-color="tru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1" style:family="text">
      <style:text-properties style:use-window-font-color="true" fo:font-size="12pt" style:font-size-asian="12pt" style:font-style-asian="normal" style:font-size-complex="12pt" style:font-style-complex="normal"/>
    </style:style>
    <style:style style:name="T52" style:family="text">
      <style:text-properties style:use-window-font-color="true" fo:font-size="12pt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use-window-font-color="true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style:font-size-asian="10pt" style:font-style-asian="normal" style:font-size-complex="10pt" style:font-style-complex="normal"/>
    </style:style>
    <style:style style:name="T57" style:family="text">
      <style:text-properties style:font-name="OpenSymbol2" style:font-name-asian="OpenSymbol2" style:font-name-complex="OpenSymbol2"/>
    </style:style>
    <style:style style:name="T58" style:family="text">
      <style:text-properties style:font-name="OpenSymbol2" fo:font-size="10pt" fo:font-weight="normal" style:font-name-asian="OpenSymbol2" style:font-size-asian="10pt" style:font-weight-asian="normal" style:font-name-complex="OpenSymbol2" style:font-size-complex="10pt" style:font-weight-complex="normal"/>
    </style:style>
    <style:style style:name="T59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60" style:family="text">
      <style:text-properties style:font-name="OpenSymbol2" fo:font-weight="normal" style:font-name-asian="OpenSymbol2" style:font-weight-asian="normal" style:font-name-complex="OpenSymbol2" style:font-weight-complex="normal"/>
    </style:style>
    <style:style style:name="T61" style:family="text">
      <style:text-properties style:font-name="OpenSymbol"/>
    </style:style>
    <style:style style:name="T62" style:family="text">
      <style:text-properties style:font-name="OpenSymbol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OpenSymbol" fo:font-style="normal" style:font-style-asian="normal" style:font-style-complex="normal"/>
    </style:style>
    <style:style style:name="T64" style:family="text">
      <style:text-properties style:font-name="OpenSymbol" fo:font-weight="normal" style:font-weight-asian="normal" style:font-weight-complex="normal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style-asian="normal" style:font-style-complex="normal" style:text-scale="100%"/>
    </style:style>
    <style:style style:name="T68" style:family="text">
      <style:text-properties fo:font-weight="normal" style:font-size-asian="10pt" style:font-weight-asian="normal" style:font-size-complex="10pt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letter-spacing="-0.007cm"/>
    </style:style>
    <style:style style:name="T7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3" style:family="text">
      <style:text-properties fo:text-transform="uppercase" style:use-window-font-color="true" fo:letter-spacing="-0.004cm" fo:font-weight="normal" officeooo:rsid="001e6871" style:font-weight-asian="normal" style:font-weight-complex="normal"/>
    </style:style>
    <style:style style:name="T74" style:family="text">
      <style:text-properties fo:language="en" fo:country="US" officeooo:rsid="00284a32"/>
    </style:style>
    <style:style style:name="T75" style:family="text">
      <style:text-properties style:text-position="0% 100%" style:font-name-asian="OpenSymbol3" style:font-style-asian="normal" style:font-name-complex="OpenSymbol3" style:font-style-complex="normal"/>
    </style:style>
    <style:style style:name="T76" style:family="text">
      <style:text-properties style:text-position="0% 100%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77" style:family="text">
      <style:text-properties fo:letter-spacing="-0.004cm" style:font-size-asian="10.5pt" style:text-scale="98%"/>
    </style:style>
    <style:style style:name="T78" style:family="text">
      <style:text-properties officeooo:rsid="0046958b"/>
    </style:style>
    <style:style style:name="T79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80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<draw:g text:anchor-type="paragraph" draw:z-index="8" draw:name="Forme5" draw:style-name="gr1"><draw:custom-shape draw:style-name="gr2" draw:text-style-name="P74" svg:width="3.964cm" svg:height="0.641cm" draw:transform="skewX (0.00279252680319092) rotate (0.0872664625997165) translate (-0.370416666666667cm -0.0934861111111111cm)"><text:p text:style-name="P73"><text:span text:style-name="T7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"><draw:text-box fo:min-height="2.743cm"><text:section text:style-name="Sect1" text:name="Section8"><text:p text:style-name="P31"/><text:p text:style-name="P32"><text:span text:style-name="Police_20_par_20_défaut"><text:span text:style-name="T7">Quel est le signe du produit </text:span></text:span><text:span text:style-name="Police_20_par_20_défaut"><text:span text:style-name="T8">suivant ?</text:span></text:span><text:span text:style-name="Police_20_par_20_défaut"><text:span text:style-name="T7"> H </text:span></text:span><text:span text:style-name="_5f_signe"><text:span text:style-name="T9"></text:span></text:span><text:span text:style-name="Police_20_par_20_défaut"><text:span text:style-name="T7"> </text:span></text:span><text:span text:style-name="Police_20_par_20_défaut"><text:span text:style-name="T15">─</text:span></text:span><text:span text:style-name="Police_20_par_20_défaut"><text:span text:style-name="T7">6 </text:span></text:span><text:span text:style-name="Police_20_par_20_défaut"><text:span text:style-name="T14">×</text:span></text:span><text:span text:style-name="Police_20_par_20_défaut"><text:span text:style-name="T7"> 7 </text:span></text:span><text:span text:style-name="Police_20_par_20_défaut"><text:span text:style-name="T14">×</text:span></text:span><text:span text:style-name="Police_20_par_20_défaut"><text:span text:style-name="T7"> (</text:span></text:span><text:span text:style-name="Police_20_par_20_défaut"><text:span text:style-name="T15">─</text:span></text:span><text:span text:style-name="Police_20_par_20_défaut"><text:span text:style-name="T7">8) </text:span></text:span><text:span text:style-name="Police_20_par_20_défaut"><text:span text:style-name="T14">×</text:span></text:span><text:span text:style-name="Police_20_par_20_défaut"><text:span text:style-name="T7"> (</text:span></text:span><text:span text:style-name="Police_20_par_20_défaut"><text:span text:style-name="T15">─</text:span></text:span><text:span text:style-name="Police_20_par_20_défaut"><text:span text:style-name="T7">9)</text:span></text:span></text:p><text:p text:style-name="P36"><text:span text:style-name="Bold_5f_niv2">Correction</text:span></text:p><text:p text:style-name="P27"><text:span text:style-name="Police_20_par_20_défaut"><text:span text:style-name="T73">h </text:span></text:span><text:span text:style-name="Police_20_par_20_défaut"><text:span text:style-name="T10">est un produit comportant trois facteurs négatifs. </text:span></text:span><text:span text:style-name="Police_20_par_20_défaut"><text:span text:style-name="T11">O</text:span></text:span><text:span text:style-name="Police_20_par_20_défaut"><text:span text:style-name="T10">r 3 est impair donc </text:span></text:span><text:span text:style-name="Police_20_par_20_défaut"><text:span text:style-name="T12">H</text:span></text:span><text:span text:style-name="Police_20_par_20_défaut"><text:span text:style-name="T13"> est négatif</text:span></text:span><text:span text:style-name="Police_20_par_20_défaut"><text:span text:style-name="T10">.</text:span></text:span></text:p></text:section></draw:text-box></draw:frame></text:h>
      <text:list xml:id="list3479856378" text:style-name="Num_5f_Exo">
        <text:list-item>
          <text:h text:style-name="P46" text:outline-level="1"> Coc<text:span text:style-name="T78">he pour donner le signe de chaque produit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 table:style-name="Tableau4.1">
            <table:table-cell table:style-name="Tableau4.A1" office:value-type="string">
              <text:p text:style-name="P29"><text:s text:c="35"/></text:p>
            </table:table-cell>
            <table:table-cell table:style-name="Tableau4.B1" office:value-type="string">
              <text:p text:style-name="P30"><text:span text:style-name="T74">P</text:span>roduit</text:p>
            </table:table-cell>
            <table:table-cell table:style-name="Tableau4.C1" office:value-type="string">
              <text:p text:style-name="P30"><text:span text:style-name="T74">P</text:span>ositif</text:p>
            </table:table-cell>
            <table:table-cell table:style-name="Tableau4.D1" office:value-type="string">
              <text:p text:style-name="P25"><text:span text:style-name="T74">N</text:span>égatif</text:p>
            </table:table-cell>
          </table:table-row>
        </table:table-header-rows>
        <table:table-row table:style-name="Tableau4.2">
          <table:table-cell table:style-name="Tableau4.A7" office:value-type="string">
            <text:list xml:id="list930577368" text:style-name="liste_5f_abc">
              <text:list-item>
                <text:p text:style-name="P61"/>
              </text:list-item>
            </text:list>
          </table:table-cell>
          <table:table-cell table:style-name="Tableau4.B5" office:value-type="string">
            <text:p text:style-name="P40">(<text:span text:style-name="T57">─</text:span>1) <text:span text:style-name="T61">×</text:span> 2 <text:span text:style-name="T61">×</text:span> (<text:span text:style-name="T57">─</text:span>3) <text:span text:style-name="T61">×</text:span> (<text:span text:style-name="T57">─</text:span>4) <text:span text:style-name="T61">×</text:span> (<text:span text:style-name="T57">─</text:span>5)</text:p>
          </table:table-cell>
          <table:table-cell table:style-name="Tableau4.C2" office:value-type="string">
            <text:p text:style-name="P39"/>
          </table:table-cell>
          <table:table-cell table:style-name="Tableau4.D2" office:value-type="string">
            <text:p text:style-name="P39"/>
          </table:table-cell>
        </table:table-row>
        <table:table-row table:style-name="Tableau4.2">
          <table:table-cell table:style-name="Tableau4.A7" office:value-type="string">
            <text:list xml:id="list115736652743754" text:continue-numbering="true" text:style-name="liste_5f_abc">
              <text:list-item>
                <text:p text:style-name="P62"/>
              </text:list-item>
            </text:list>
          </table:table-cell>
          <table:table-cell table:style-name="Tableau4.B5" office:value-type="string">
            <text:p text:style-name="P41">(<text:span text:style-name="T57">─</text:span>1) <text:span text:style-name="T61">×</text:span> 2 <text:span text:style-name="T61">×</text:span> (<text:span text:style-name="T57">─</text:span>3) <text:span text:style-name="T61">×</text:span> 4 <text:span text:style-name="T61">×</text:span> (<text:span text:style-name="T57">─</text:span>5) <text:span text:style-name="T61">×</text:span> 6</text:p>
          </table:table-cell>
          <table:table-cell table:style-name="Tableau4.C3" office:value-type="string">
            <text:p text:style-name="P39"/>
          </table:table-cell>
          <table:table-cell table:style-name="Tableau4.D3" office:value-type="string">
            <text:p text:style-name="P39"/>
          </table:table-cell>
        </table:table-row>
        <table:table-row table:style-name="Tableau4.2">
          <table:table-cell table:style-name="Tableau4.A7" office:value-type="string">
            <text:list xml:id="list115735377661795" text:continue-numbering="true" text:style-name="liste_5f_abc">
              <text:list-item>
                <text:p text:style-name="P63"/>
              </text:list-item>
            </text:list>
          </table:table-cell>
          <table:table-cell table:style-name="Tableau4.B5" office:value-type="string">
            <text:p text:style-name="P42"><text:span text:style-name="T43">2 </text:span><text:span text:style-name="T44">×</text:span><text:span text:style-name="T43"> (</text:span><text:span text:style-name="T45">─</text:span><text:span text:style-name="T43">10) </text:span><text:span text:style-name="T44">×</text:span><text:span text:style-name="T43"> (</text:span><text:span text:style-name="T45">─</text:span><text:span text:style-name="T43">7) </text:span><text:span text:style-name="T44">×</text:span><text:span text:style-name="T43"> (</text:span><text:span text:style-name="T45">─</text:span><text:span text:style-name="T43">2)</text:span></text:p>
          </table:table-cell>
          <table:table-cell table:style-name="Tableau4.C4" office:value-type="string">
            <text:p text:style-name="P39"/>
          </table:table-cell>
          <table:table-cell table:style-name="Tableau4.D4" office:value-type="string">
            <text:p text:style-name="P39"/>
          </table:table-cell>
        </table:table-row>
        <table:table-row table:style-name="Tableau4.2">
          <table:table-cell table:style-name="Tableau4.A7" office:value-type="string">
            <text:list xml:id="list115737210799799" text:continue-numbering="true" text:style-name="liste_5f_abc">
              <text:list-item>
                <text:p text:style-name="P64"/>
              </text:list-item>
            </text:list>
          </table:table-cell>
          <table:table-cell table:style-name="Tableau4.B5" office:value-type="string">
            <text:p text:style-name="P43"><text:span text:style-name="T57">─</text:span>4 <text:span text:style-name="T61">×</text:span> 2,6 <text:span text:style-name="T61">×</text:span> (<text:span text:style-name="T57">─</text:span>3,8) <text:span text:style-name="T61">×</text:span> (<text:span text:style-name="T57">─</text:span>4,5) <text:span text:style-name="T61">×</text:span> (<text:span text:style-name="T57">─</text:span>1,5)</text:p>
          </table:table-cell>
          <table:table-cell table:style-name="Tableau4.C5" office:value-type="string">
            <text:p text:style-name="P39"/>
          </table:table-cell>
          <table:table-cell table:style-name="Tableau4.D5" office:value-type="string">
            <text:p text:style-name="P39"/>
          </table:table-cell>
        </table:table-row>
        <table:table-row table:style-name="Tableau4.2">
          <table:table-cell table:style-name="Tableau4.A7" office:value-type="string">
            <text:list xml:id="list115735929319333" text:continue-numbering="true" text:style-name="liste_5f_abc">
              <text:list-item>
                <text:p text:style-name="P55"/>
              </text:list-item>
            </text:list>
          </table:table-cell>
          <table:table-cell table:style-name="Tableau4.B7" office:value-type="string">
            <text:p text:style-name="P45"><text:span text:style-name="T39">(</text:span><text:span text:style-name="T60">─</text:span><text:span text:style-name="T39">3) </text:span><text:span text:style-name="T64">×</text:span><text:span text:style-name="T39"> </text:span><text:span text:style-name="T69">(</text:span><text:span text:style-name="T60">─</text:span><text:span text:style-name="T69">9)</text:span><text:span text:style-name="T39"> </text:span><text:span text:style-name="T64">×</text:span><text:span text:style-name="T39"> </text:span><text:span text:style-name="T69">4</text:span><text:span text:style-name="T39"> </text:span><text:span text:style-name="T64">×</text:span><text:span text:style-name="T39"> </text:span><text:span text:style-name="T69">(</text:span><text:span text:style-name="T60">─</text:span><text:span text:style-name="T69">1,2)</text:span><text:span text:style-name="T39"> </text:span><text:span text:style-name="T64">×</text:span><text:span text:style-name="T39"> </text:span><text:span text:style-name="T69">(</text:span><text:span text:style-name="T60">─</text:span><text:span text:style-name="T69">2)</text:span><text:span text:style-name="T39"> </text:span><text:span text:style-name="T64">×</text:span><text:span text:style-name="T39"> </text:span><text:span text:style-name="T69">(</text:span><text:span text:style-name="T60">─</text:span><text:span text:style-name="T69">1)</text:span></text:p>
          </table:table-cell>
          <table:table-cell table:style-name="Tableau4.C6" office:value-type="string">
            <text:p text:style-name="P39"/>
          </table:table-cell>
          <table:table-cell table:style-name="Tableau4.D6" office:value-type="string">
            <text:p text:style-name="P39"/>
          </table:table-cell>
        </table:table-row>
        <table:table-row table:style-name="Tableau4.2">
          <table:table-cell table:style-name="Tableau4.A7" office:value-type="string">
            <text:list xml:id="list115735461438398" text:continue-numbering="true" text:style-name="liste_5f_abc">
              <text:list-item>
                <text:p text:style-name="P55"/>
              </text:list-item>
            </text:list>
          </table:table-cell>
          <table:table-cell table:style-name="Tableau4.B7" office:value-type="string">
            <text:p text:style-name="P45"><text:span text:style-name="T39">(</text:span><text:span text:style-name="T60">─</text:span><text:span text:style-name="T39">5,7) </text:span><text:span text:style-name="T64">×</text:span><text:span text:style-name="T39"> </text:span>9,3<text:span text:style-name="T39"> </text:span><text:span text:style-name="T64">×</text:span><text:span text:style-name="T39"> </text:span><text:span text:style-name="T69">4,5</text:span><text:span text:style-name="T39"> </text:span><text:span text:style-name="T64">×</text:span><text:span text:style-name="T39"> </text:span><text:span text:style-name="T69">0</text:span><text:span text:style-name="T39"> </text:span><text:span text:style-name="T64">×</text:span><text:span text:style-name="T39"> </text:span><text:span text:style-name="T69">(</text:span><text:span text:style-name="T60">─</text:span><text:span text:style-name="T69">2,32)</text:span><text:span text:style-name="T39"> </text:span><text:span text:style-name="T64">×</text:span><text:span text:style-name="T39"> </text:span><text:span text:style-name="T69">(</text:span><text:span text:style-name="T60">─</text:span><text:span text:style-name="T69">1)</text:span></text:p>
          </table:table-cell>
          <table:table-cell table:style-name="Tableau4.C7" office:value-type="string">
            <text:p text:style-name="P39"/>
          </table:table-cell>
          <table:table-cell table:style-name="Tableau4.D7" office:value-type="string">
            <text:p text:style-name="P39"/>
          </table:table-cell>
        </table:table-row>
      </table:table>
      <text:list xml:id="list115736203935969" text:continue-list="list3479856378" text:style-name="Num_5f_Exo">
        <text:list-item>
          <text:h text:style-name="P47" text:outline-level="1"> Calcule mentalement chaque produit. <text:s text:c="93"/></text:h>
        </text:list-item>
      </text:list>
      <text:list xml:id="list2444018307" text:style-name="_5f_Numérotation_20_des_20_exercices_20_livrets">
        <text:list-header>
          <text:p text:style-name="P65"><text:span text:style-name="T22">A</text:span><text:span text:style-name="T23"> </text:span><text:span text:style-name="T28"></text:span><text:span text:style-name="T23"> </text:span>3 <text:span text:style-name="T61">×</text:span> (<text:span text:style-name="T57">─</text:span><text:span text:style-name="T65">3</text:span>) <text:span text:style-name="T61">×</text:span> (<text:span text:style-name="T57">─</text:span><text:span text:style-name="T65">3</text:span>) <text:span text:style-name="_5f_signe"></text:span> <text:span text:style-name="_5f_pointillés_20_gris">.........</text:span> </text:p>
          <text:p text:style-name="P66"><text:span text:style-name="T22">B</text:span><text:span text:style-name="T23"> </text:span><text:span text:style-name="T28"></text:span><text:span text:style-name="T23"> </text:span><text:span text:style-name="T24">(</text:span><text:span text:style-name="T20">─</text:span><text:span text:style-name="T25">1</text:span><text:span text:style-name="T24">) </text:span><text:span text:style-name="T29">×</text:span><text:span text:style-name="T24"> 9 </text:span><text:span text:style-name="T29">×</text:span> (<text:span text:style-name="T57">─</text:span><text:span text:style-name="T25">11</text:span>) <text:span text:style-name="_5f_signe"><text:span text:style-name="T32"></text:span></text:span><text:span text:style-name="T24"> </text:span><text:span text:style-name="_5f_pointillés_20_gris">.........</text:span></text:p>
          <text:p text:style-name="P67"><text:span text:style-name="T22">C </text:span><text:span text:style-name="T28"></text:span><text:span text:style-name="T23"> </text:span>(<text:span text:style-name="T57">─</text:span><text:span text:style-name="T65">2</text:span>) <text:span text:style-name="T61">×</text:span> (<text:span text:style-name="T57">─</text:span><text:span text:style-name="T65">5</text:span>) <text:span text:style-name="T61">×</text:span> (<text:span text:style-name="T57">─</text:span><text:span text:style-name="T65">10</text:span>) <text:span text:style-name="_5f_signe"></text:span> <text:span text:style-name="_5f_pointillés_20_gris">.........</text:span> </text:p>
          <text:p text:style-name="P66"><text:span text:style-name="T22">D</text:span><text:span text:style-name="T23"> </text:span><text:span text:style-name="T28"></text:span><text:span text:style-name="T23"> </text:span>(<text:span text:style-name="T57">─</text:span><text:span text:style-name="T65">1</text:span>) <text:span text:style-name="T61">×</text:span> (<text:span text:style-name="T57">─</text:span><text:span text:style-name="T65">1</text:span>) <text:span text:style-name="T61">×</text:span> (<text:span text:style-name="T57">─</text:span><text:span text:style-name="T65">342</text:span>) <text:span text:style-name="T61">×</text:span> (<text:span text:style-name="T57">─</text:span><text:span text:style-name="T65">1</text:span>) <text:span text:style-name="_5f_signe"></text:span> <text:span text:style-name="_5f_pointillés_20_gris">.........</text:span> </text:p>
        </text:list-header>
      </text:list>
      <text:p text:style-name="P38"><text:span text:style-name="T22">E</text:span><text:span text:style-name="T23"> </text:span><text:span text:style-name="T28"></text:span><text:span text:style-name="T23"> </text:span>(<text:span text:style-name="T57">─</text:span><text:span text:style-name="T65">2</text:span>) <text:span text:style-name="T61">×</text:span> (<text:span text:style-name="T57">─</text:span><text:span text:style-name="T65">0,5</text:span>) <text:span text:style-name="T61">×</text:span><text:span text:style-name="T65"> 28,14</text:span> <text:span text:style-name="_5f_signe"></text:span> <text:span text:style-name="_5f_pointillés_20_gris">.........</text:span> </text:p>
      <text:p text:style-name="P38"><text:span text:style-name="T23">F </text:span><text:span text:style-name="T28"></text:span><text:span text:style-name="T23"> </text:span>(<text:span text:style-name="T57">─</text:span><text:span text:style-name="T65">2,3</text:span>) <text:span text:style-name="T61">×</text:span> 0 <text:span text:style-name="T61">×</text:span> (<text:span text:style-name="T57">─</text:span><text:span text:style-name="T65">7,5</text:span>) <text:span text:style-name="T61">×</text:span> (<text:span text:style-name="T57">─</text:span><text:span text:style-name="T65">0,55</text:span>) <text:span text:style-name="T61">×</text:span> (<text:span text:style-name="T57">─</text:span><text:span text:style-name="T65">32</text:span>) <text:span text:style-name="_5f_signe"></text:span> <text:span text:style-name="_5f_pointillés_20_gris">.....</text:span></text:p>
      <text:p text:style-name="P26">G <text:span text:style-name="T28"></text:span><text:span text:style-name="T28"><draw:frame draw:style-name="fr4" draw:name="Objet39" text:anchor-type="as-char" svg:y="-0.33cm" svg:width="3.951cm" svg:height="0.884cm" draw:z-index="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signe"><text:span text:style-name="T33"></text:span></text:span><text:span text:style-name="T23"> </text:span><text:span text:style-name="_5f_pointillés_20_gris"><text:span text:style-name="T67">.........</text:span></text:span><text:span text:style-name="T23"> </text:span></text:p>
      <text:list xml:id="list115736478066551" text:continue-list="list115736203935969" text:style-name="Num_5f_Exo">
        <text:list-item>
          <text:h text:style-name="P48" text:outline-level="1"> <text:span text:style-name="T77">Effectue chaque produit en déterminant d’abord son signe puis en calculant mentalement sa distance à zéro grâce à des regroupements astucieux.</text:span></text:h>
        </text:list-item>
      </text:list>
      <text:p text:style-name="P28"><text:span text:style-name="T37">A </text:span><text:span text:style-name="_5f_signe"><text:span text:style-name="T68"></text:span></text:span><text:span text:style-name="T37"> (</text:span><text:span text:style-name="T58">─</text:span><text:span text:style-name="T37">50) </text:span><text:span text:style-name="T62">×</text:span><text:span text:style-name="T37"> (</text:span><text:span text:style-name="T58">─</text:span><text:span text:style-name="T37">13) </text:span><text:span text:style-name="T62">×</text:span><text:span text:style-name="T37"> (</text:span><text:span text:style-name="T58">─</text:span><text:span text:style-name="T37">2) </text:span><text:span text:style-name="T62">×</text:span><text:span text:style-name="T37"> (</text:span><text:span text:style-name="T58">─</text:span><text:span text:style-name="T37">125) </text:span><text:span text:style-name="T62">×</text:span><text:span text:style-name="T37"> (</text:span><text:span text:style-name="T58">─</text:span><text:span text:style-name="T37">8)</text:span></text:p>
      <text:p text:style-name="P22">A <text:span text:style-name="_5f_signe"></text:span> <text:span text:style-name="_5f_pointillés_20_gris"><text:span text:style-name="T76"><text:tab/></text:span></text:span></text:p>
      <text:p text:style-name="P34">A <text:span text:style-name="_5f_signe"></text:span> <text:span text:style-name="_5f_pointillés_20_gris"><text:span text:style-name="T76"><text:tab/></text:span></text:span></text:p>
      <text:p text:style-name="P37">B <text:span text:style-name="_5f_signe"></text:span><text:span text:style-name="T37"> (</text:span><text:span text:style-name="T58">─</text:span><text:span text:style-name="T37">4) </text:span><text:span text:style-name="T62">×</text:span><text:span text:style-name="T37"> (</text:span><text:span text:style-name="T58">─</text:span><text:span text:style-name="T37">0,</text:span><text:span text:style-name="T38">1</text:span><text:span text:style-name="T37">25) </text:span><text:span text:style-name="T62">×</text:span><text:span text:style-name="T54"> 2,5 </text:span><text:span text:style-name="T62">×</text:span><text:span text:style-name="T54"> (</text:span><text:span text:style-name="T58">─</text:span><text:span text:style-name="T54">4,23) </text:span><text:span text:style-name="T62">×</text:span><text:span text:style-name="T54"> 8</text:span></text:p>
      <text:p text:style-name="P22">B <text:span text:style-name="_5f_signe"></text:span> <text:span text:style-name="_5f_pointillés_20_gris"><text:span text:style-name="T76"><text:tab/></text:span></text:span></text:p>
      <text:p text:style-name="P35">B <text:span text:style-name="_5f_signe"></text:span> <text:span text:style-name="_5f_pointillés_20_gris"><text:span text:style-name="T76"><text:tab/></text:span></text:span></text:p>
      <text:p text:style-name="P37">C <text:span text:style-name="_5f_signe"></text:span> 0,001 <text:span text:style-name="T61">×</text:span> (<text:span text:style-name="T57">─</text:span>4,5) <text:span text:style-name="T61">×</text:span> (<text:span text:style-name="T57">─</text:span>10)² <text:span text:style-name="T61">×</text:span><text:span text:style-name="T36"> (</text:span><text:span text:style-name="T57">─</text:span><text:span text:style-name="T36">0,2)</text:span></text:p>
      <text:p text:style-name="P22">C <text:span text:style-name="_5f_signe"></text:span> <text:span text:style-name="_5f_pointillés_20_gris"><text:span text:style-name="T76"><text:tab/></text:span></text:span></text:p>
      <text:p text:style-name="P35">C <text:span text:style-name="_5f_signe"></text:span> <text:span text:style-name="_5f_pointillés_20_gris"><text:span text:style-name="T76"><text:tab/></text:span></text:span></text:p>
      <text:p text:style-name="P44"><text:span text:style-name="T55">C </text:span><text:span text:style-name="_5f_signe"><text:span text:style-name="T56"></text:span></text:span><text:span text:style-name="T55"> </text:span><text:span text:style-name="_5f_pointillés_20_gris"><text:span text:style-name="T76"><text:tab/></text:span></text:span></text:p>
      <text:list xml:id="list115737417317318" text:continue-numbering="true" text:style-name="Num_5f_Exo">
        <text:list-item>
          <text:h text:style-name="P49" text:outline-level="1"> Complète pour que les égalités soient vraies.</text:h>
        </text:list-item>
      </text:list>
      <text:list xml:id="list115736067221779" text:continue-list="list115735461438398" text:style-name="liste_5f_abc">
        <text:list-item text:start-value="1">
          <text:p text:style-name="P60"><text:span text:style-name="T26">(</text:span><text:span text:style-name="T19">─</text:span><text:span text:style-name="T26">5) </text:span><text:span text:style-name="T30">×</text:span><text:span text:style-name="T26"> (</text:span><text:span text:style-name="T19">─</text:span><text:span text:style-name="T26">2) </text:span><text:span text:style-name="T30">×</text:span><text:span text:style-name="T26"> </text:span><text:span text:style-name="_5f_pointillés_20_gris">.........</text:span><text:span text:style-name="T26"> </text:span><text:span text:style-name="_5f_signe"><text:span text:style-name="T34"></text:span></text:span><text:span text:style-name="T26"> </text:span><text:span text:style-name="T19">─</text:span><text:span text:style-name="T26">50</text:span></text:p>
        </text:list-item>
        <text:list-item>
          <text:p text:style-name="P59"><text:span text:style-name="T26">(</text:span><text:span text:style-name="T19">─</text:span><text:span text:style-name="T26">10)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3 </text:span><text:span text:style-name="_5f_signe"><text:span text:style-name="T34"></text:span></text:span><text:span text:style-name="T26"> </text:span><text:span text:style-name="T19">─</text:span><text:span text:style-name="T26">600</text:span></text:p>
        </text:list-item>
        <text:list-item>
          <text:p text:style-name="P59"><text:span text:style-name="T26">(</text:span><text:span text:style-name="T19">─</text:span><text:span text:style-name="T26">25) </text:span><text:span text:style-name="T30">×</text:span><text:span text:style-name="T26"> (</text:span><text:span text:style-name="T19">─</text:span><text:span text:style-name="T26">4) </text:span><text:span text:style-name="T30">×</text:span><text:span text:style-name="T26"> </text:span><text:span text:style-name="_5f_pointillés_20_gris">.........</text:span><text:span text:style-name="T26"> </text:span><text:span text:style-name="_5f_signe"><text:span text:style-name="T34"></text:span></text:span><text:span text:style-name="T26"> 1</text:span></text:p>
        </text:list-item>
        <text:list-item>
          <text:p text:style-name="P59"><text:span text:style-name="T26">(</text:span><text:span text:style-name="T19">─</text:span><text:span text:style-name="T26">0,1)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3,5 </text:span><text:span text:style-name="_5f_signe"><text:span text:style-name="T34"></text:span></text:span><text:span text:style-name="T26"> 0,35</text:span></text:p>
        </text:list-item>
        <text:list-item>
          <text:p text:style-name="P59"><text:span text:style-name="T26">(</text:span><text:span text:style-name="T19">─</text:span><text:span text:style-name="T26">2) </text:span><text:span text:style-name="T30">×</text:span><text:span text:style-name="T26"> (</text:span><text:span text:style-name="T19">─</text:span><text:span text:style-name="T26">2)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(</text:span><text:span text:style-name="T19">─</text:span><text:span text:style-name="T26">2) </text:span><text:span text:style-name="T30">×</text:span><text:span text:style-name="T26"> 2 </text:span><text:span text:style-name="_5f_signe"><text:span text:style-name="T34"></text:span></text:span><text:span text:style-name="T26"> </text:span><text:span text:style-name="T19">─</text:span><text:span text:style-name="T26">64</text:span></text:p>
        </text:list-item>
        <text:list-item>
          <text:p text:style-name="P59"><text:span text:style-name="T26">(</text:span><text:span text:style-name="T19">─</text:span><text:span text:style-name="T26">1) </text:span><text:span text:style-name="T30">×</text:span><text:span text:style-name="T26"> </text:span><text:span text:style-name="_5f_pointillés_20_gris"><text:span text:style-name="T70">.........</text:span></text:span><text:span text:style-name="T26"> </text:span><text:span text:style-name="T30">×</text:span><text:span text:style-name="T26"> (</text:span><text:span text:style-name="T19">─</text:span><text:span text:style-name="T26">2) </text:span><text:span text:style-name="T30">×</text:span><text:span text:style-name="T26"> 3 </text:span><text:span text:style-name="T30">×</text:span><text:span text:style-name="T26"> (</text:span><text:span text:style-name="T19">─</text:span><text:span text:style-name="T26">4) </text:span><text:span text:style-name="_5f_signe"><text:span text:style-name="T34"></text:span></text:span><text:span text:style-name="T26"> 240</text:span></text:p>
        </text:list-item>
        <text:list-item>
          <text:p text:style-name="P59"><text:span text:style-name="T26">(</text:span><text:span text:style-name="T19">─</text:span><text:span text:style-name="T26">1) </text:span><text:span text:style-name="T30">×</text:span><text:span text:style-name="T26"> 1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(</text:span><text:span text:style-name="T19">─</text:span><text:span text:style-name="T26">1) </text:span><text:span text:style-name="T30">×</text:span><text:span text:style-name="T26"> 1 </text:span><text:span text:style-name="_5f_signe"><text:span text:style-name="T34"></text:span></text:span><text:span text:style-name="T26"> </text:span><text:span text:style-name="T19">─</text:span><text:span text:style-name="T26">0,16</text:span></text:p>
        </text:list-item>
        <text:list-item>
          <text:p text:style-name="P59"><text:span text:style-name="T27">(</text:span><text:span text:style-name="T21">─</text:span><text:span text:style-name="T27">0,1) </text:span><text:span text:style-name="T31">×</text:span><text:span text:style-name="T27"> </text:span><text:span text:style-name="_5f_pointillés_20_gris"><text:span text:style-name="T71">.........</text:span></text:span><text:span text:style-name="T27"> </text:span><text:span text:style-name="T31">×</text:span><text:span text:style-name="T27"> (</text:span><text:span text:style-name="T21">─</text:span><text:span text:style-name="T27">25) </text:span><text:span text:style-name="T31">×</text:span><text:span text:style-name="T27"> (</text:span><text:span text:style-name="T21">─</text:span><text:span text:style-name="T27">4) </text:span><text:span text:style-name="T31">×</text:span><text:span text:style-name="T27"> (</text:span><text:span text:style-name="T21">─</text:span><text:span text:style-name="T27">100) </text:span><text:span text:style-name="_5f_signe"><text:span text:style-name="T35"></text:span></text:span><text:span text:style-name="T27"> 33</text:span></text:p>
        </text:list-item>
        <text:list-item>
          <text:p text:style-name="P59"><text:span text:style-name="T26">(</text:span><text:span text:style-name="T19">─</text:span><text:span text:style-name="T26">5) </text:span><text:span text:style-name="T30">×</text:span><text:span text:style-name="T26"> (</text:span><text:span text:style-name="T19">─</text:span><text:span text:style-name="T26">9)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</text:span><text:span text:style-name="_5f_pointillés_20_gris">.........</text:span><text:span text:style-name="T26"> </text:span><text:span text:style-name="_5f_signe"><text:span text:style-name="T34"></text:span></text:span><text:span text:style-name="T26"> (</text:span><text:span text:style-name="T19">─</text:span><text:span text:style-name="T26">45)</text:span></text:p>
        </text:list-item>
        <text:list-item>
          <text:p text:style-name="P59"><text:span text:style-name="_5f_pointillés_20_gris"> .........</text:span><text:span text:style-name="T26"> </text:span><text:span text:style-name="T30">×</text:span><text:span text:style-name="T26"> </text:span><text:span text:style-name="_5f_pointillés_20_gris">.........</text:span><text:span text:style-name="T26"> </text:span><text:span text:style-name="T30">×</text:span><text:span text:style-name="T26"> (</text:span><text:span text:style-name="T19">─</text:span><text:span text:style-name="T26">1) </text:span><text:span text:style-name="T30">×</text:span><text:span text:style-name="T26"> 9 </text:span><text:span text:style-name="_5f_signe"><text:span text:style-name="T34"></text:span></text:span><text:span text:style-name="T26"> (</text:span><text:span text:style-name="T19">─</text:span><text:span text:style-name="T26">8,1)</text:span></text:p>
        </text:list-item>
        <text:list-item>
          <text:p text:style-name="P59"><text:span text:style-name="_5f_pointillés_20_gris"><text:span text:style-name="T70">.........</text:span></text:span><text:span text:style-name="T26"> </text:span><text:span text:style-name="T30">×</text:span><text:span text:style-name="T26"> </text:span><text:span text:style-name="_5f_pointillés_20_gris"><text:span text:style-name="T70">.........</text:span></text:span><text:span text:style-name="T26"> </text:span><text:span text:style-name="T30">×</text:span><text:span text:style-name="T26"> </text:span><text:span text:style-name="_5f_pointillés_20_gris"><text:span text:style-name="T70">.........</text:span></text:span><text:span text:style-name="T26"> </text:span><text:span text:style-name="T30">×</text:span><text:span text:style-name="T26"> </text:span><text:span text:style-name="_5f_pointillés_20_gris"><text:span text:style-name="T70">.........</text:span></text:span><text:span text:style-name="T26"> </text:span><text:span text:style-name="T30">×</text:span><text:span text:style-name="T26"> </text:span><text:span text:style-name="_5f_pointillés_20_gris"><text:span text:style-name="T70">.........</text:span></text:span><text:span text:style-name="T26"> </text:span><text:span text:style-name="_5f_signe"><text:span text:style-name="T34"></text:span></text:span><text:span text:style-name="T26"> (</text:span><text:span text:style-name="T19">─</text:span><text:span text:style-name="T26">1)</text:span></text:p>
        </text:list-item>
      </text:list>
      <text:list xml:id="list115737088759875" text:continue-list="list115737417317318" text:style-name="Num_5f_Exo">
        <text:list-item>
          <text:h text:style-name="P51" text:outline-level="1"><text:span text:style-name="T72"> n</text:span><text:span text:style-name="T66">-uplets</text:span></text:h>
        </text:list-item>
      </text:list>
      <text:list xml:id="list115736297178673" text:continue-list="list115736067221779" text:style-name="liste_5f_abc">
        <text:list-item text:start-value="1">
          <text:p text:style-name="P53"><text:span text:style-name="T46">Trouve tous les couples de nombres entiers relatifs</text:span><text:span text:style-name="T40"> </text:span><text:span text:style-name="T47">x</text:span><text:span text:style-name="T41"> et </text:span><text:span text:style-name="T47">y</text:span><text:span text:style-name="T42"> tels que </text:span><text:span text:style-name="T48">xy</text:span><text:span text:style-name="T42"> </text:span><text:span text:style-name="_5f_signe"><text:span text:style-name="T49"></text:span></text:span><text:span text:style-name="T42"> </text:span><text:span text:style-name="T50">─</text:span><text:span text:style-name="T42">18.</text:span></text:p>
        </text:list-item>
      </text:list>
      <text:list xml:id="list37352336" text:style-name="_5f_Numérotation_20_des_20_exercices_20_livrets">
        <text:list-header>
          <text:p text:style-name="P52"><text:span text:style-name="_5f_pointillés_20_gris"><text:span text:style-name="T75"><text:tab/></text:span></text:span></text:p>
        </text:list-header>
      </text:list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6"><text:tab/></text:span></text:span></text:p>
      <text:list xml:id="list115737402134065" text:continue-list="list115736297178673" text:style-name="liste_5f_abc">
        <text:list-item>
          <text:p text:style-name="P54"><text:span text:style-name="T46">Trouve tous les triplets de nombres entiers relatifs</text:span><text:span text:style-name="T40"> </text:span><text:span text:style-name="_5f_variable"><text:span text:style-name="T51">x</text:span></text:span><text:span text:style-name="T41">, </text:span><text:span text:style-name="_5f_variable"><text:span text:style-name="T51">y</text:span></text:span><text:span text:style-name="T42"> et </text:span><text:span text:style-name="_5f_variable"><text:span text:style-name="T53">z</text:span></text:span><text:span text:style-name="T42"> tels que </text:span><text:span text:style-name="_5f_variable"><text:span text:style-name="T52">xyz</text:span></text:span><text:span text:style-name="_5f_variable"><text:span text:style-name="T53"> </text:span></text:span><text:span text:style-name="_5f_signe"><text:span text:style-name="T49"></text:span></text:span><text:span text:style-name="T42"> </text:span><text:span text:style-name="T50">─</text:span><text:span text:style-name="T42">8.</text:span></text:p>
        </text:list-item>
      </text:list>
      <text:list xml:id="list115737442184595" text:continue-list="list37352336" text:style-name="_5f_Numérotation_20_des_20_exercices_20_livrets">
        <text:list-header>
          <text:p text:style-name="P52"><text:span text:style-name="_5f_pointillés_20_gris"><text:span text:style-name="T75"><text:tab/></text:span></text:span></text:p>
        </text:list-header>
      </text:list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list xml:id="list115735776284981" text:continue-list="list115737088759875" text:style-name="Num_5f_Exo">
        <text:list-item>
          <text:h text:style-name="P50" text:outline-level="1"><text:span text:style-name="Bold_5f_niv2"><text:span text:style-name="T69"> </text:span></text:span><text:span text:style-name="Bold_5f_niv2">Petits problèmes</text:span></text:h>
        </text:list-item>
      </text:list>
      <text:list xml:id="list115735457406752" text:continue-list="list115737402134065" text:style-name="liste_5f_abc">
        <text:list-item text:start-value="1">
          <text:p text:style-name="P56">Quel est le signe du produit de 275 nombres relatifs non nuls dont 82 sont positifs ?</text:p>
        </text:list-item>
      </text:list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list xml:id="list115737376398592" text:continue-numbering="true" text:style-name="liste_5f_abc">
        <text:list-item>
          <text:p text:style-name="P57">Quel est le signe d’un produit de 162 nombres relatifs non nuls sachant qu’il y a deux fois plus de facteurs positifs que de facteurs négatifs ?</text:p>
        </text:list-item>
      </text:list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p text:style-name="P33"><text:span text:style-name="_5f_pointillés_20_gris"><text:span text:style-name="T75"><text:tab/></text:span></text:span></text:p>
      <text:list xml:id="list115736419984671" text:continue-numbering="true" text:style-name="liste_5f_abc">
        <text:list-item>
          <text:p text:style-name="P58">Quel est le signe de <text:span text:style-name="T72">a</text:span><text:span text:style-name="T66"> sachant que le produit (</text:span><text:span text:style-name="T59">─</text:span><text:span text:style-name="T66">2) </text:span><text:span text:style-name="T63">×</text:span><text:span text:style-name="T66"> (</text:span><text:span text:style-name="T59">─</text:span><text:span text:style-name="T72">a</text:span><text:span text:style-name="T66">) </text:span><text:span text:style-name="T63">×</text:span><text:span text:style-name="T66"> (</text:span><text:span text:style-name="T59">─</text:span><text:span text:style-name="T66">7,56) est positif ?</text:span></text:p>
        </text:list-item>
      </text:list>
      <text:p text:style-name="P33"><text:span text:style-name="_5f_pointillés_20_gris"><text:span text:style-name="T75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 style:font-family-generic="swis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203b1d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_5f_Paragraphe_20_livret_20_réponse_20_élève">
      <style:text-properties fo:color="#000000" style:font-name="OpenSymbol2" fo:font-size="10pt" fo:font-style="normal" style:text-underline-style="none" fo:font-weight="normal" officeooo:rsid="00178920" officeooo:paragraph-rsid="0030dece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" fo:font-size="16pt" fo:font-style="normal" fo:text-shadow="none" fo:font-weight="bold" officeooo:rsid="0042cd38" style:font-size-asian="16pt" style:font-style-asian="normal" style:font-size-complex="16pt" style:font-style-complex="normal"/>
    </style:style>
    <style:style style:name="MT8" style:family="text">
      <style:text-properties officeooo:rsid="0042cd38"/>
    </style:style>
    <style:style style:name="MT9" style:family="text">
      <style:text-properties officeooo:rsid="000ed451"/>
    </style:style>
    <style:style style:name="MT10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6" draw:name="Forme3" draw:style-name="Mgr3" draw:text-style-name="MP26" svg:x1="13.875cm" svg:y1="0.362cm" svg:x2="20.497cm" svg:y2="0.36cm"><text:p/></draw:line><text:span text:style-name="MT6">D</text:span><text:span text:style-name="MT7">éterminer le signe</text:span><text:span text:style-name="MT8"> d’un produit</text:span></text:p>
      </style:header>
      <style:footer>
        <text:p text:style-name="MP28"><draw:frame draw:style-name="Mfr1" draw:name="Cadre1" text:anchor-type="paragraph" svg:y="-0.06cm" draw:z-index="0"><draw:text-box fo:min-height="0.499cm" fo:min-width="3cm"><draw:frame draw:style-name="Mfr2" draw:name="Cadre2" text:anchor-type="frame" svg:x="0.45cm" svg:y="0.079cm" svg:width="0.817cm" draw:z-index="1"><draw:text-box fo:min-height="0.355cm"><text:p text:style-name="MP29"><draw:g text:anchor-type="paragraph" draw:z-index="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31">Nombres <text:span text:style-name="MT9">relatifs</text:span> • A<text:span text:style-name="MT10">2</text:span></text:p></draw:text-box></draw:frame>─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11:57:34.971000000</dc:date>
    <meta:editing-duration>PT8H3M27S</meta:editing-duration>
    <meta:editing-cycles>6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1" meta:page-count="1" meta:paragraph-count="114" meta:word-count="644" meta:character-count="3350" meta:non-whitespace-character-count="2252"/>
  </office:meta>
</office:document-meta>
</file>

<file path=Object 1/content.xml><?xml version="1.0" encoding="utf-8"?>
<math xmlns="http://www.w3.org/1998/Math/MathML" display="block">
  <semantics>
    <munder>
      <munder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o stretchy="false">…</mo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true">⏟</mo>
      </munder>
      <mstyle mathsize="8pt">
        <mrow>
          <mn>99</mn>
          <mspace width="0.5em"/>
          <mi>facteurs</mi>
        </mrow>
      </mstyle>
    </munder>
    <annotation encoding="StarMath 5.0"> {(-1)` times `(-1)` times `dotslow` times` (-1)}underbrace {size 8 {99`facteurs}}</annotation>
  </semantics>
</math>
</file>